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2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2.0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t 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ell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Hello! How can I assist you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Just saying hello! How are you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I am just a AI LLM so i can’t feel emotions like humans do, but let me know how i can assist you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ello can you help me with this math equation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Yes I can, tell me the equation and <text:s/>I’m here to help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The equation is 10 / 8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10 / 8 is simple, its 1.25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at’s 56 times 94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56 times 94 is equal to 5264! Let me know if you need anything help with anything els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at’s 41 plus 62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41 plus 62 is equal to 103. Really simple! Let me know if you need anything els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Thanks! Also what’s 982 minus 29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That is simple too! Its equal to 95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ello!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Hi! How can i help you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Can you please help me with something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Yes, sure! Tell me what it is and i will do my best to help you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at is 1713 plus 142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Just add the lowest to highest numbers together, and you will get 1,855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o are you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I’m a AI LLM, I can help you with almost anything you want! Just ask m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Oh you can help with almost anything? Can you say the first ten letters of pi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Certainly! Here they are: 3.14159265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ats 187 – 26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187 – 26 is 161, Easy to remember right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Whats sin of 89 degrees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The sin of 89 degrees is 0.999847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Thanks, whats the sin of 65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The sin of 65 degrees is 0.906307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A triangle has sides with 56 and 42 degrees, whats the third angle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The third angle has 82 degrees. You can calculate it by adding the 2 angles and then take that from 180, 180 - (angle a + angle b) = angle 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ow much degrees does a triangle have in total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A triangle has 180 degrees in total, they cant have more or less than 180 degree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ow much degrees does a circle have in total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Circles have 360 degrees in total, they cant have more or less than 360 degree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ow much degrees does a square have in total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A square has 360 degrees in total, like circles, they cant have more or less than 360 degrees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mpter:</text:p>
          </table:table-cell>
          <table:table-cell office:value-type="string" calcext:value-type="string">
            <text:p>How much degrees does a half circle have?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sistant:</text:p>
          </table:table-cell>
          <table:table-cell office:value-type="string" calcext:value-type="string">
            <text:p>A half circle (A circle cut in half) has 180 degre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7:30:17.720676500</meta:creation-date>
    <dc:date>2026-02-08T19:36:40.299631700</dc:date>
    <meta:editing-duration>PT15M1S</meta:editing-duration>
    <meta:editing-cycles>2</meta:editing-cycles>
    <meta:generator>LibreOffice/26.2.0.3$Windows_X86_64 LibreOffice_project/620$Build-3</meta:generator>
    <meta:document-statistic meta:table-count="1" meta:cell-count="123" meta:object-count="0"/>
  </office:meta>
</office:document-meta>
</file>